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2010000060000000328AC3B332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style:font-name="Arial1"/>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9" style:family="paragraph" style:parent-style-name="Heading_20_1">
      <style:text-properties style:font-name="Baskerville Old Face" fo:font-size="14pt" style:font-size-asian="14pt" style:font-size-complex="14pt"/>
    </style:style>
    <style:style style:name="P11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1" style:family="paragraph" style:parent-style-name="Heading_20_1">
      <style:paragraph-properties fo:break-before="page"/>
      <style:text-properties style:font-name="Baskerville Old Face" fo:font-size="18pt" style:font-size-asian="18pt" style:font-size-complex="18pt"/>
    </style:style>
    <style:style style:name="P112" style:family="paragraph" style:parent-style-name="Heading_20_1">
      <style:paragraph-properties fo:break-before="page"/>
      <style:text-properties style:font-name="Baskerville Old Face" fo:font-size="14pt" style:font-size-asian="14pt" style:font-size-complex="14pt"/>
    </style:style>
    <style:style style:name="P113" style:family="paragraph" style:parent-style-name="Heading_20_2">
      <style:text-properties style:font-name="Baskerville Old Face"/>
    </style:style>
    <style:style style:name="P114" style:family="paragraph" style:parent-style-name="Heading_20_2">
      <style:text-properties style:font-name="Baskerville Old Face" fo:font-size="12pt" style:font-size-asian="12pt" style:font-size-complex="12pt"/>
    </style:style>
    <style:style style:name="P115" style:family="paragraph" style:parent-style-name="Heading_20_2">
      <style:text-properties style:font-name="Baskerville Old Face" fo:font-size="14pt" style:font-size-asian="14pt" style:font-size-complex="14pt"/>
    </style:style>
    <style:style style:name="P11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9"/>
      <text:p text:style-name="P65">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1"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8" text:outline-level="1">Environment Setup for R programming Developers</text:h>
      <text:h text:style-name="Heading_20_2" text:outline-level="2"><text:s/><text:span text:style-name="T19">Environment setup</text:span></text:h>
      <text:p text:style-name="P50"/>
      <text:p text:style-name="P32"/>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13" text:outline-level="2">Using IDE to develop R scripts</text:h>
      <text:p text:style-name="Text_20_body"><text:span text:style-name="T19"><text:tab/></text:span><text:span text:style-name="T53">R studio or other tools to develop application,</text:span></text:p>
      <text:h text:style-name="P113" text:outline-level="2">Writing functions</text:h>
      <text:p text:style-name="P28"><text:tab/>Simple example </text:p>
      <text:h text:style-name="P113"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09"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9"><text:bookmark text:name="rstudio_console_output"/>cat(“library(uRProgramming)”)</text:p>
      <text:p text:style-name="P79">cat(“dataTypes(24)”)</text:p>
      <text:p text:style-name="P79"><text:soft-page-break/>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oft-page-break/><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2"><text:soft-page-break/></text:p>
      <text:p text:style-name="P80">source('/home/zekai/R_workspace/r_repo/test/testDataTypes.R')</text:p>
      <text:p text:style-name="P80"/>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1"><text:s text:c="3"/>testDataTypes()</text:p>
      <text:p text:style-name="P31">@</text:p>
      <text:p text:style-name="P31"/>
      <text:p text:style-name="P31"/>
      <text:p text:style-name="P31"/>
      <text:p text:style-name="P31"/>
      <text:h text:style-name="P109"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14"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2">cat(“x&lt;-c(0,3,6,9,12,15,18,21,24)”)</text:p>
      <text:p text:style-name="P102"><text:soft-page-break/>x&lt;-c(0,3,6,9,12,15,18,21,24)</text:p>
      <text:p text:style-name="P101">cat(“if(x[which(x==6)]==6){iFound&lt;-TRUE}”)</text:p>
      <text:p text:style-name="P101">if(x[which(x==6)]==6){iFound&lt;-TRUE}</text:p>
      <text:p text:style-name="P53">cat(“print(iFound)”)</text:p>
      <text:p text:style-name="P53">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text:soft-page-break/>cat(“ if(demDat[indx,2] &gt; 50 ) {demDat[indx,2]&lt;-'O'} “)</text:p>
      <text:p text:style-name="P40"/>
      <text:p text:style-name="P40">cat(“\nEx.4”)</text:p>
      <text:p text:style-name="P40">cat(“if(demDat[indx,2] &gt; 25 &amp; demDat[indx,2] &lt;=50 )demDat[indx,2]&lt;-'M' “)</text:p>
      <text:p text:style-name="P40"/>
      <text:p text:style-name="P31">@</text:p>
      <text:h text:style-name="P114"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14"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text:soft-page-break/>by modular switch statements, this type of example can be extended to more modular functionality.</text:p>
      <text:p text:style-name="P31">&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1">@</text:p>
      <text:p text:style-name="P31">&lt;&lt;switch3,echo=TRUE&gt;&gt;=</text:p>
      <text:p text:style-name="P85"/>
      <text:p text:style-name="P85"><text:bookmark text:name="rstudio_console_output51"/>x&lt;-seq(1,100,by=10.011)</text:p>
      <text:p text:style-name="P31">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1"/>
      <text:p text:style-name="P31">@</text:p>
      <text:h text:style-name="P112"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4"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5"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2"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6"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6"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8">dataFrm$Month[dataFrm$Temp==80]</text:p>
      <text:p text:style-name="P58">length(dataFrm$Month[dataFrm$Temp==80])</text:p>
      <text:p text:style-name="P54">@</text:p>
      <text:p text:style-name="P55"><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6">@</text:p>
      <text:h text:style-name="P117"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1">&lt;&lt;matrix,echo=FALSE&gt;&gt;=</text:p>
      <text:p text:style-name="P30"><text:span text:style-name="T52">mySM&lt;-read_file(“</text:span><text:span text:style-name="T41">/home/zekai/R_workspace/</text:span><text:span text:style-name="T54">r_repo/test/</text:span><text:span text:style-name="T52">formTempMatrix.R”)</text:span></text:p>
      <text:p text:style-name="P31">cat(mySM)</text:p>
      <text:p text:style-name="P30"><text:span text:style-name="T52">source(</text:span><text:span text:style-name="T18">'</text:span><text:span text:style-name="T41">/home/zekai/R_workspace/</text:span><text:span text:style-name="T54">r_repo/test/</text:span><text:span text:style-name="T52">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1">the return value will be TRUE. </text:p>
      <text:h text:style-name="P116"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9">ome/zekai/R_workspace/</text:span><text:span text:style-name="T15">r_repo/</text:span>test/useList.R')</text:p>
      <text:p text:style-name="P31">cat(myStringL)</text:p>
      <text:p text:style-name="P31">source('/h<text:span text:style-name="T39">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09"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9">ome/zekai/R_workspace/r_repo</text:span>/test/simpleStats.R')</text:p>
      <text:p text:style-name="P31">cat(myStringM)</text:p>
      <text:p text:style-name="P31">source('/h<text:span text:style-name="T39">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9">ome/zekai/R_workspace/r_repo</text:span>/test/randomNumGen.R')</text:p>
      <text:p text:style-name="P31">cat(myStringM)</text:p>
      <text:p text:style-name="P38">source('/h<text:span text:style-name="T39">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9">ome/zekai/R_workspace/r_repo/t</text:span>est/corTest.R')</text:p>
      <text:p text:style-name="P31">cat(myStringM)</text:p>
      <text:p text:style-name="P38">source('/h<text:span text:style-name="T39">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10" text:outline-level="1">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5"/>
      <text:p text:style-name="P31">&lt;&lt;graph0,echo=FALSE&gt;&gt;=</text:p>
      <text:p text:style-name="P31">myStringM&lt;-read_file('/h<text:span text:style-name="T39">ome/zekai/R_workspace/r_repo/</text:span>test/normalDist.R')</text:p>
      <text:p text:style-name="P31">cat(myStringM)</text:p>
      <text:p text:style-name="P44">source('/h<text:span text:style-name="T39">ome/zekai/R_workspace/r_repo/</text:span>test/normalDist.R')</text:p>
      <text:p text:style-name="P20">@</text:p>
      <text:p text:style-name="P20"/>
      <text:p text:style-name="P47"><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9">ome/zekai/R_workspace/r_repo/</text:span>test/freqPlot.R')</text:p>
      <text:p text:style-name="P20">cat(myStringM)</text:p>
      <text:p text:style-name="P20">source('/h<text:span text:style-name="T39">ome/zekai/R_workspace/r_repo</text:span>/test/freqPlot.R')</text:p>
      <text:p text:style-name="P20">source('/h<text:span text:style-name="T39">ome/zekai/R_workspace/r_repo/</text:span>test/formTempMatrix.R')</text:p>
      <text:p text:style-name="P20">source('/h<text:span text:style-name="T39">ome/zekai/R_workspace/r_repo/</text:span>test/layOutSetUp.R')</text:p>
      <text:p text:style-name="P20"><text:soft-page-break/>tempAsMatrix&lt;-formTempMatrix(dataFrm)</text:p>
      <text:p text:style-name="P20">source('/h<text:span text:style-name="T39">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5">freqPlot(tempMatrixCat,xlabels="Days",ylabels="Number of Days with the range",onePlot=TRUE,besideOrNot=TRUE,isCol=FALSE,titleOfPlot="Temperatures Distribution May-Sep")</text:p>
      <text:p text:style-name="P95"/>
      <text:p text:style-name="P20">odfFigureCaption("Example Bar Plot with combined data",label="Figure")</text:p>
      <text:p text:style-name="P20">@<text:tab/></text:p>
      <text:p text:style-name="P20"/>
      <text:p text:style-name="P20">stackbar plot</text:p>
      <text:p text:style-name="P20">&lt;&lt;graph5,echo=FALSE,results=xml,fig=TRUE&gt;&gt;=</text:p>
      <text:p text:style-name="P95">freqPlot(tempMatrixCat,xlabels="Days",ylabels="Number of Days with the range",onePlot=TRUE,besideOrNot=FALSE,isCol=FALSE,titleOfPlot="Temperatures Distribution May-Sep")</text:p>
      <text:p text:style-name="P95"/>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6">&lt;&lt;graph6,echo=FALSE,results=xml,fig=TRUE&gt;&gt;=</text:p>
      <text:p text:style-name="P97"/>
      <text:p text:style-name="P99">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4"/>
      <text:p text:style-name="P83"/>
      <text:h text:style-name="P110" text:outline-level="1"><text:soft-page-break/>Simple Table Outputs</text:h>
      <text:p text:style-name="P23"/>
      <text:p text:style-name="P26">&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7">@</text:p>
      <text:p text:style-name="P27"><text:tab/></text:p>
      <text:p text:style-name="P26">May be grid table from grid Extra package reference</text:p>
      <text:p text:style-name="P26"/>
      <text:p text:style-name="P26">&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3"><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1"><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1"/>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0"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transparent" style:writing-mode="lr-tb" style:footnote-max-height="0in">
        <style:background-image xlink:href="Pictures/100002010000060000000328AC3B3325.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9-10T00:17:29</dc:date>
    <meta:editing-duration>P6DT20H1M51S</meta:editing-duration>
    <meta:editing-cycles>495</meta:editing-cycles>
    <meta:generator>OpenOffice/4.1.4$Unix OpenOffice.org_project/414m5$Build-9788</meta:generator>
    <dc:creator>Zekai  Otles</dc:creator>
    <meta:document-statistic meta:table-count="1" meta:image-count="7" meta:object-count="0" meta:page-count="30" meta:paragraph-count="559" meta:word-count="3836" meta:character-count="30852"/>
  </office:meta>
</office:document-meta>
</file>